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  <style:text-properties officeooo:rsid="001188cd" officeooo:paragraph-rsid="0013421b"/>
    </style:style>
    <style:style style:name="P2" style:family="paragraph" style:parent-style-name="Standard">
      <style:paragraph-properties fo:margin-left="0in" fo:margin-right="0in" fo:text-indent="0.5in" style:auto-text-indent="false"/>
      <style:text-properties officeooo:rsid="0013015b" officeooo:paragraph-rsid="0013421b"/>
    </style:style>
    <style:style style:name="P3" style:family="paragraph" style:parent-style-name="Standard">
      <style:paragraph-properties fo:margin-left="0in" fo:margin-right="0in" fo:text-indent="0.5in" style:auto-text-indent="false"/>
      <style:text-properties officeooo:rsid="00152bb2" officeooo:paragraph-rsid="00152bb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490ab" officeooo:paragraph-rsid="001490ab"/>
    </style:style>
    <style:style style:name="P5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1490ab" officeooo:paragraph-rsid="001490ab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text-underline-style="none" fo:font-weight="bold" officeooo:rsid="001490ab" officeooo:paragraph-rsid="001490ab" style:font-weight-asian="bold" style:font-weight-complex="bold"/>
    </style:style>
    <style:style style:name="P7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weight="bold" officeooo:rsid="00152bb2" officeooo:paragraph-rsid="00152bb2" style:font-weight-asian="bold" style:font-weight-complex="bold"/>
    </style:style>
    <style:style style:name="T1" style:family="text">
      <style:text-properties officeooo:rsid="0013421b"/>
    </style:style>
    <style:style style:name="T2" style:family="text">
      <style:text-properties officeooo:rsid="00158287"/>
    </style:style>
    <style:style style:name="T3" style:family="text">
      <style:text-properties officeooo:rsid="0015878e"/>
    </style:style>
    <style:style style:name="T4" style:family="text">
      <style:text-properties officeooo:rsid="00175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S Design<text:tab/><text:tab/><text:tab/><text:tab/><text:tab/><text:tab/><text:tab/><text:tab/><text:tab/><text:tab/><text:tab/>Ranjith Selvan</text:p>
      <text:p text:style-name="P4">Date: 3/11/15<text:tab/><text:tab/><text:tab/><text:tab/><text:tab/><text:tab/><text:tab/><text:tab/><text:tab/><text:tab/><text:tab/><text:tab/>hb3887</text:p>
      <text:p text:style-name="P1"/>
      <text:p text:style-name="P6">Introduction:</text:p>
      <text:p text:style-name="P1"/>
      <text:p text:style-name="P1">The simulation is broken up into several strictures, <text:span text:style-name="T1">the main ones being</text:span>: M<text:span text:style-name="T1">EMORY</text:span>, CPU, and OS. <text:span text:style-name="T1">The supporting structure is PTR_LINE, a single PTR entry. This is used later on in the CPU structure.</text:span></text:p>
      <text:p text:style-name="P1">The Memory structure is simply an array of integers, representing the memory of the system. <text:span text:style-name="T1">It has a set of functions used to interact with the memory simply to ensure the array is not accessed outside its bounds. </text:span></text:p>
      <text:p text:style-name="P2">The CPU structure contain the register required to simulate the system. Not included are the MAR or MBR register because memory is accessed directly with out need of a buffer. The only timing/clocking system included is a counter which allows the system to simulate a timeout interrupt. When the counter hits 5 the CPU structure returns an interrupt to be handled by the OS. Each of the cycles are a function, as are the instructions. The CPU also contains the registers used for a PTR. The CPU structure contains a pointer to a Memory structure initialized in the constructor. The OS structure contains a pointer to a Memory structure, a CPU structure. Both are initialed in the constructor. </text:p>
      <text:p text:style-name="P2">The OS has a RUN() function, and two interrupt function, TIMEOUT() and EXIT(). The RUN() function loads the memory and PTR manually since there is no loading mechanism implemented. The RUN() function goes into a loop executing allowing the CPU to execute and only running when a TIMEOUT or EXIT interrupt are sent. This loop exits when all programs are complete. </text:p>
      <text:p text:style-name="P2"/>
      <text:p text:style-name="P7">Supplemental:</text:p>
      <text:p text:style-name="P3"/>
      <text:p text:style-name="P3">In order to <text:span text:style-name="T2">facilitate</text:span> quick assembly code creation, a<text:span text:style-name="T3">n</text:span> <text:span text:style-name="T2">auxiliary</text:span> program was written in python. It “complies” the assembly code for this architecture into hex code. This hex code can be read in using a function if necessary. This is not implemented and instead three programs are hard coded into the OS constructor. The assembly i<text:span text:style-name="T4">s</text:span> required to keep the variables at the end of the code section. <text:span text:style-name="T2">Included at the end of the C++ Code for the simulation is the Python “Compiler” and the assembly and hex code for the programs used in the simul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28:09.574000000</meta:creation-date>
    <dc:date>2016-09-07T11:22:13.482000000</dc:date>
    <meta:editing-duration>PT35M1S</meta:editing-duration>
    <meta:editing-cycles>7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9" meta:word-count="356" meta:character-count="2104" meta:non-whitespace-character-count="1732"/>
  </office:meta>
</office:document-meta>
</file>